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paragraph-rsid="004db886" fo:background-color="transparent" style:font-size-asian="18pt" style:font-name-complex="Awami Nastaliq OT" style:font-size-complex="18pt"/>
    </style:style>
    <style:style style:name="P2" style:family="paragraph" style:parent-style-name="Standard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paragraph-rsid="005498a8" fo:background-color="transparent" style:font-size-asian="18pt" style:font-name-complex="Awami Nastaliq OT" style:font-size-complex="18pt"/>
    </style:style>
    <style:style style:name="P3" style:family="paragraph" style:parent-style-name="Standard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rial" fo:font-size="18pt" officeooo:rsid="0050bfcf" officeooo:paragraph-rsid="0050bfcf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fo:color="#ff0000" loext:opacity="100%" style:font-name="Arial" style:font-name-asian="Scheherazade" style:language-complex="ur" style:country-complex="PK"/>
    </style:style>
    <style:style style:name="T2" style:family="text">
      <style:text-properties fo:color="#ff0000" loext:opacity="100%" style:font-name="Arial" officeooo:rsid="0048f02f" style:font-name-asian="Scheherazade" style:language-complex="ur" style:country-complex="PK"/>
    </style:style>
    <style:style style:name="T3" style:family="text">
      <style:text-properties fo:color="#ff0000" loext:opacity="100%" style:font-name="Arial" officeooo:rsid="0048f02f" style:font-name-asian="Scheherazade" style:language-complex="fa" style:country-complex="IR"/>
    </style:style>
    <style:style style:name="T4" style:family="text">
      <style:text-properties style:use-window-font-color="true" loext:opacity="0%" style:font-name="Arial" officeooo:rsid="004db886" style:font-name-asian="Scheherazade" style:language-complex="fa" style:country-complex="IR"/>
    </style:style>
    <style:style style:name="T5" style:family="text">
      <style:text-properties fo:color="#ff0000" loext:opacity="100%" style:font-name="Arial" officeooo:rsid="004da304" style:font-name-asian="Scheherazade" style:language-complex="fa" style:country-complex="IR"/>
    </style:style>
    <style:style style:name="T6" style:family="text">
      <style:text-properties fo:color="#ff0000" loext:opacity="100%" style:font-name="Arial" officeooo:rsid="004db886" style:font-name-asian="Scheherazade" style:language-complex="fa" style:country-complex="IR"/>
    </style:style>
    <style:style style:name="T7" style:family="text">
      <style:text-properties fo:color="#ff0000" loext:opacity="100%" style:font-name="Arial" officeooo:rsid="004e8525" style:font-name-asian="Scheherazade" style:language-complex="fa" style:country-complex="IR"/>
    </style:style>
    <style:style style:name="T8" style:family="text">
      <style:text-properties fo:color="#ff0000" loext:opacity="100%" style:font-name="Arial" officeooo:rsid="004ff2a6" style:font-name-asian="Scheherazade" style:language-complex="fa" style:country-complex="IR"/>
    </style:style>
    <style:style style:name="T9" style:family="text">
      <style:text-properties fo:color="#800080" loext:opacity="100%" style:font-name="Arial" officeooo:rsid="004ff2a6" style:font-name-asian="Scheherazade" style:language-complex="fa" style:country-complex="IR"/>
    </style:style>
    <style:style style:name="T10" style:family="text">
      <style:text-properties fo:color="#ff0000" loext:opacity="100%" style:font-name="Arial" officeooo:rsid="0050bfcf" style:font-name-asian="Scheherazade" style:language-complex="fa" style:country-complex="IR"/>
    </style:style>
    <style:style style:name="T11" style:family="text">
      <style:text-properties fo:color="#ff0000" loext:opacity="100%" style:font-name="Arial" officeooo:rsid="00518bdb" style:font-name-asian="Scheherazade" style:language-complex="fa" style:country-complex="IR"/>
    </style:style>
    <style:style style:name="T12" style:family="text">
      <style:text-properties fo:color="#ff0000" loext:opacity="100%" style:font-name="Arial" officeooo:rsid="0052ed84" style:font-name-asian="Scheherazade" style:language-complex="fa" style:country-complex="IR"/>
    </style:style>
    <style:style style:name="T13" style:family="text">
      <style:text-properties fo:color="#ff0000" loext:opacity="100%" style:font-name="Arial" officeooo:rsid="0052fcf7" style:font-name-asian="Scheherazade" style:language-complex="fa" style:country-complex="IR"/>
    </style:style>
    <style:style style:name="T14" style:family="text">
      <style:text-properties style:use-window-font-color="true" loext:opacity="0%" style:font-name="Arial" officeooo:rsid="0059c239" style:font-name-asian="Scheherazade" style:language-complex="fa" style:country-complex="IR"/>
    </style:style>
    <style:style style:name="T15" style:family="text">
      <style:text-properties fo:color="#00a933" loext:opacity="100%"/>
    </style:style>
    <style:style style:name="T16" style:family="text">
      <style:text-properties officeooo:rsid="00518bdb"/>
    </style:style>
    <style:style style:name="T17" style:family="text">
      <style:text-properties officeooo:rsid="0052ed84"/>
    </style:style>
    <style:style style:name="T18" style:family="text">
      <style:text-properties officeooo:rsid="0052f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رژیسے مِنگا <text:s text:c="5"/></text:span><text:span text:style-name="T2">نِیسکا</text:span><text:span text:style-name="T3"> </text:span></text:p>
      <text:p text:style-name="P2"><text:span text:style-name="T4">Urdu – MAT:</text:span><text:span text:style-name="T3"> <text:s text:c="2"/></text:span><text:span text:style-name="T5">ترتِیب <text:s text:c="4"/></text:span><text:span text:style-name="T6">تعلِیم <text:s text:c="2"/>کےگلِیل <text:s/>وثلِیم <text:s/></text:span><text:span text:style-name="T7"><text:s text:c="2"/>قِیا <text:s text:c="2"/>عظِیم <text:s text:c="4"/></text:span><text:span text:style-name="T8">مجمَو <text:s text:c="3"/></text:span><text:span text:style-name="T9">مفہُو</text:span><text:span text:style-name="T8"> <text:s text:c="3"/>مسِیح <text:s/></text:span><text:span text:style-name="T10">شلِیم <text:s text:c="3"/></text:span><text:span text:style-name="T11">ہُوئِیں <text:s text:c="2"/></text:span><text:span text:style-name="T12">عمّیند <text:s/>عُزِیّاہؔ <text:s/></text:span><text:span text:style-name="T13">ہرگِز <text:s/>بِیو <text:s text:c="2"/></text:span><text:span text:style-name="T14">بِپہُو</text:span></text:p>
      <text:p text:style-name="P3"/>
      <text:p text:style-name="P3"><text:s/>صدوؔق <text:s/>الیاؔ<text:span text:style-name="T15">قِ</text:span>یم <text:s text:c="2"/><text:span text:style-name="T16">عؔ مسِیح <text:s/></text:span><text:span text:style-name="T17">فارؔص <text:s text:c="3"/>ارؔ <text:s text:c="3"/></text:span><text:span text:style-name="T18">سفطؔ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6-30T17:16:33.760215300</dc:date>
    <meta:editing-duration>P1DT11H13M54S</meta:editing-duration>
    <meta:editing-cycles>65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3" meta:word-count="28" meta:character-count="196" meta:non-whitespace-character-count="118"/>
  </office:meta>
</office:document-meta>
</file>